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Lui,</text:p>
      <text:p text:style-name="Normal">v tomto valentýnském okamžiku, kdy se srdce otevírají širším perspektivám lásky a pojímání blízkosti, přicházím k tobě s přáním, které je stejně neobyčejné jako naše sdílení v znamení Bůvola. Naše spojení, přetavující se sílu a odhodlání, nám dává jedinečnou schopnost stát pevně na zemi, zatímco naše srdce míří k vysokým ideálům. Jak jsme oba pod ochranou archanděla Michaela, cítím, že společně máme sílu přinášet světlo do tmavých chvil, nejen jeden pro druhého, ale pro celý svět kolem nás.</text:p>
      <text:p text:style-name="Normal">Tvoje schopnost odhalovat pravdu a nastolovat spravedlnost mě neustále naplňuje obdivem. Přeji ti, aby tento Valentýn přinesl příslib hlubšího spojení mezi námi, dokonalé harmonie a nekonečné odvahy čelit výzvám, které před nás život postaví. Nechť tvé srdce je vždy chráněno a tvá cesta osvětlena moudrostí a láskou, které společně sdílíme v našem čínském znamení Bůvola.</text:p>
      <text:p text:style-name="Normal">S láskou a úctou, jsi v méch myšlenkách neustál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